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language="fr" fo:country="FR" fo:font-weight="normal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text-properties fo:language="fr" fo:country="FR"/>
    </style:style>
    <style:style style:name="P10" style:family="paragraph" style:parent-style-name="Heading_20_2">
      <style:paragraph-properties fo:text-align="center" style:justify-single-word="false"/>
      <style:text-properties fo:language="fr" fo:country="FR"/>
    </style:style>
    <style:style style:name="P11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fr" fo:country="F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u cours</text:p>
      <text:p text:style-name="P3"/>
      <text:p text:style-name="P3"/>
      <text:p text:style-name="P1">Partie II</text:p>
      <text:p text:style-name="P5"/>
      <text:h text:style-name="P6" text:outline-level="1">I.Gestion de l'incertitude dans les systemes à base de connaissances</text:h>
      <text:p text:style-name="P4"/>
      <text:h text:style-name="P11" text:outline-level="2">1.introduction</text:h>
      <text:h text:style-name="Heading_20_2" text:outline-level="2"><text:span text:style-name="T1">2.Structure d'un SBC</text:span></text:h>
      <text:h text:style-name="Heading_20_2" text:outline-level="2"><text:span text:style-name="T1">4.distribution de probabilite</text:span></text:h>
      <text:p text:style-name="Text_20_body"><text:span text:style-name="T1"/></text:p>
      <text:h text:style-name="P8" text:outline-level="1"><text:span text:style-name="T1">III. Reseaux causaux</text:span></text:h>
      <text:h text:style-name="Heading_20_2" text:outline-level="2"><text:span text:style-name="T1">1.Representation graphique de la causalité</text:span></text:h>
      <text:h text:style-name="Heading_20_2" text:outline-level="2"><text:span text:style-name="T1">2. Deux exemples (Icy Roads + Le gazon mouillé)</text:span></text:h>
      <text:h text:style-name="Heading_20_2" text:outline-level="2"><text:span text:style-name="T1">3.definitions</text:span></text:h>
      <text:p text:style-name="Text_20_body"><text:span text:style-name="T1"/></text:p>
      <text:p text:style-name="Text_20_body"><text:span text:style-name="T1">Separations de variables</text:span></text:p>
      <text:p text:style-name="Text_20_body"><text:span text:style-name="T1">connexions series, divergentes, convergentes</text:span></text:p>
      <text:p text:style-name="Text_20_body"><text:span text:style-name="T1"/></text:p>
      <text:p text:style-name="Text_20_body"><text:span text:style-name="T1"/></text:p>
      <text:h text:style-name="P7" text:outline-level="1"><text:soft-page-break/></text:h>
      <text:h text:style-name="P7" text:outline-level="1">Chapitre IV Propagation dans les reseaux bayésiens</text:h>
      <text:h text:style-name="P10" text:outline-level="2"><text:span text:style-name="T1">II construction d'un arbre de groupes</text:span></text:h>
      <text:h text:style-name="P9" text:outline-level="2"><text:span text:style-name="T1">III Algèbre sur les tables</text:span></text:h>
      <text:h text:style-name="P9" text:outline-level="2"><text:span text:style-name="T1">IV réseaux causaux probabilistes</text:span></text:h>
      <text:h text:style-name="Heading_20_2" text:outline-level="2"><text:span text:style-name="T2">V Exemple Icy Road</text:span>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10-19T14:53:57</meta:creation-date>
    <dc:date>2014-10-19T18:17:45</dc:date>
    <dc:creator>Daniel Veysseire</dc:creator>
    <meta:editing-duration>PT3H23M55S</meta:editing-duration>
    <meta:editing-cycles>8</meta:editing-cycles>
    <meta:generator>OpenOffice.org/3.4.1$Unix OpenOffice.org_project/341m1$Build-9593</meta:generator>
    <meta:document-statistic meta:table-count="0" meta:image-count="0" meta:object-count="0" meta:page-count="2" meta:paragraph-count="17" meta:word-count="73" meta:character-count="506"/>
  </office:meta>
</office:document-meta>
</file>